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383cm" style:page-number="auto" table:align="center" style:writing-mode="lr-tb"/>
    </style:style>
    <style:style style:name="Tableau1.A" style:family="table-column">
      <style:table-column-properties style:column-width="16.383cm"/>
    </style:style>
    <style:style style:name="Tableau1.1" style:family="table-row">
      <style:table-row-properties style:min-row-height="5.08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.3" style:family="table-row">
      <style:table-row-properties style:min-row-height="1.27cm" style:keep-together="true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.4" style:family="table-row">
      <style:table-row-properties style:min-row-height="0.635cm" style:keep-together="true" fo:keep-together="auto"/>
    </style:style>
    <style:style style:name="Tableau1.A4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16.383cm" fo:margin-left="-0.191cm" table:align="left" style:writing-mode="lr-tb"/>
    </style:style>
    <style:style style:name="Tableau2.A" style:family="table-column">
      <style:table-column-properties style:column-width="16.38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F1" style:family="table-cell">
      <style:table-cell-properties fo:background-color="#47b8b8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6" style:family="paragraph" style:parent-style-name="Standard">
      <style:text-properties fo:font-size="12pt" style:font-size-asian="12pt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2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No_20_Spacing">
      <style:paragraph-properties fo:text-align="center" style:justify-single-word="false"/>
    </style:style>
    <style:style style:name="P13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4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5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6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page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8" style:family="paragraph" style:parent-style-name="Table_20_Contents">
      <style:text-properties fo:font-size="12pt" style:font-size-asian="12pt" style:font-size-complex="22pt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1" style:family="paragraph" style:parent-style-name="Standard">
      <style:paragraph-properties fo:text-align="center" style:justify-single-word="false"/>
    </style:style>
    <style:style style:name="T1" style:family="text">
      <style:text-properties fo:language="fr" fo:country="FR" style:language-complex="en" style:country-complex="US"/>
    </style:style>
    <style:style style:name="T2" style:family="text">
      <style:text-properties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3"/>
          </table:table-cell>
        </table:table-row>
        <table:table-row table:style-name="Tableau1.2">
          <table:table-cell table:style-name="Tableau1.A2" office:value-type="string">
            <text:p text:style-name="P14">GENIE LOGICIEL-PROJET2</text:p>
          </table:table-cell>
        </table:table-row>
        <table:table-row table:style-name="Tableau1.3">
          <table:table-cell table:style-name="Tableau1.A3" office:value-type="string">
            <text:p text:style-name="P15">Fiche de la première itération</text:p>
          </table:table-cell>
        </table:table-row>
        <table:table-row table:style-name="Tableau1.4"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16">FOUCOU Romain</text:p>
          </table:table-cell>
        </table:table-row>
        <table:table-row table:style-name="Tableau1.4">
          <table:table-cell table:style-name="Tableau1.A4" office:value-type="string">
            <text:p text:style-name="P16">11/10/2012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No_20_Spacing"/>
          </table:table-cell>
        </table:table-row>
      </table:table>
      <text:p text:style-name="Standard"/>
      <text:p text:style-name="P4"/>
      <text:p text:style-name="P17">Objet :</text:p>
      <text:p text:style-name="P9"><text:tab/>Le présent document détaille les tâches qui vont être éffectuées avant la prochaine réunion le 17/12/12.</text:p>
      <text:p text:style-name="P9"/>
      <text:p text:style-name="P9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">Auteur</text:p>
          </table:table-cell>
          <table:table-cell table:style-name="Tableau3.A1" office:value-type="string">
            <text:p text:style-name="P6">Approbateur</text:p>
          </table:table-cell>
          <table:table-cell table:style-name="Tableau3.A1" office:value-type="string">
            <text:p text:style-name="P6">Validation</text:p>
          </table:table-cell>
        </table:table-row>
        <table:table-row table:style-name="Tableau3.1">
          <table:table-cell table:style-name="Tableau3.A2" office:value-type="string">
            <text:p text:style-name="P6">R.FOUCOU</text:p>
          </table:table-cell>
          <table:table-cell table:style-name="Tableau3.A2" office:value-type="string">
            <text:p text:style-name="P6">V. REVIDAT</text:p>
            <text:p text:style-name="P6">K. FELICIANNE</text:p>
            <text:p text:style-name="P6">A. SAID</text:p>
            <text:p text:style-name="P6">M. MAAREF</text:p>
            <text:p text:style-name="P6">S. HASSNAOUI</text:p>
            <text:p text:style-name="P6">E. PRUNET</text:p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2" office:value-type="string">
            <text:p text:style-name="P6">Livré le : 11/10/12</text:p>
          </table:table-cell>
          <table:table-cell table:style-name="Tableau3.A2" office:value-type="string">
            <text:p text:style-name="P6">Approuvé le : 11/10/12</text:p>
          </table:table-cell>
          <table:table-cell table:style-name="Tableau3.A2" office:value-type="string">
            <text:p text:style-name="P6">Validé :</text:p>
          </table:table-cell>
        </table:table-row>
      </table:table>
      <text:p text:style-name="P9"/>
      <text:p text:style-name="P9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Diffusion</text:p>
          </table:table-cell>
          <table:table-cell table:style-name="Tableau4.A1" office:value-type="string">
            <text:p text:style-name="P6"/>
          </table:table-cell>
        </table:table-row>
        <table:table-row table:style-name="Tableau4.1">
          <table:table-cell table:style-name="Tableau4.A2" office:value-type="string">
            <text:p text:style-name="P6">À :</text:p>
          </table:table-cell>
          <table:table-cell table:style-name="Tableau4.A2" office:value-type="string">
            <text:p text:style-name="P6">M. Lacio (Client)</text:p>
          </table:table-cell>
        </table:table-row>
        <table:table-row table:style-name="Tableau4.1">
          <table:table-cell table:style-name="Tableau4.A2" office:value-type="string">
            <text:p text:style-name="P6">Copie à :</text:p>
          </table:table-cell>
          <table:table-cell table:style-name="Tableau4.A2" office:value-type="string">
            <text:p text:style-name="P6">V. REVIDAT (Analyste Programmeur)</text:p>
            <text:p text:style-name="P6">K. FELICIANNE (Analyste Programmeur)</text:p>
            <text:p text:style-name="P6">A. SAID (Analyste Programmeur)</text:p>
            <text:p text:style-name="P6">M. MAAREF (Analyste Programmeur)</text:p>
            <text:p text:style-name="P6">S. HASSNAOUI (Analyste Programmeur)</text:p>
            <text:p text:style-name="P6">E. PRUNET (Analyste Programmeur)</text:p>
            <text:p text:style-name="P6">N.Novelli (Directeur de projet)</text:p>
          </table:table-cell>
        </table:table-row>
      </table:table>
      <text:p text:style-name="P6"/>
      <text:p text:style-name="P9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Libellé</text:p>
          </table:table-cell>
          <table:table-cell table:style-name="Tableau5.A1" office:value-type="string">
            <text:p text:style-name="P6">Nom document</text:p>
          </table:table-cell>
        </table:table-row>
        <table:table-row table:style-name="Tableau5.1">
          <table:table-cell table:style-name="Tableau5.A2" office:value-type="string">
            <text:p text:style-name="P6">Fiche d'itération PROJET2 V1.0 du 11/10/12</text:p>
          </table:table-cell>
          <table:table-cell table:style-name="Tableau5.A2" office:value-type="string">
            <text:p text:style-name="P6">iteration1_v1.0.pdf</text:p>
          </table:table-cell>
        </table:table-row>
      </table:table>
      <text:p text:style-name="P9"/>
      <text:p text:style-name="P9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7">N° version</text:p>
          </table:table-cell>
          <table:table-cell table:style-name="Tableau6.A1" office:value-type="string">
            <text:p text:style-name="P7">Auteur</text:p>
          </table:table-cell>
          <table:table-cell table:style-name="Tableau6.A1" office:value-type="string">
            <text:p text:style-name="P7">Date</text:p>
          </table:table-cell>
          <table:table-cell table:style-name="Tableau6.A1" office:value-type="string">
            <text:p text:style-name="P7">Historique des évolutions</text:p>
          </table:table-cell>
        </table:table-row>
        <table:table-row table:style-name="Tableau6.1">
          <table:table-cell table:style-name="Tableau6.A2" office:value-type="string">
            <text:p text:style-name="P7">1.0</text:p>
          </table:table-cell>
          <table:table-cell table:style-name="Tableau6.A2" office:value-type="string">
            <text:p text:style-name="P18">Romain FOUCOU</text:p>
          </table:table-cell>
          <table:table-cell table:style-name="Tableau6.A2" office:value-type="string">
            <text:p text:style-name="P7">11/10/12</text:p>
          </table:table-cell>
          <table:table-cell table:style-name="Tableau6.A2" office:value-type="string">
            <text:p text:style-name="P7">Version 1</text:p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18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</table:table>
      <text:p text:style-name="P3"/>
      <text:p text:style-name="P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20" text:outline-level="1">Fiche d'itération 1</text:h>
          </table:table-cell>
        </table:table-row>
      </table:table>
      <text:p text:style-name="P21"/>
      <text:p text:style-name="P21"/>
      <text:p text:style-name="P21"/>
      <text:p text:style-name="P2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10">Acteur</text:p>
          </table:table-cell>
          <table:table-cell table:style-name="Tableau8.A1" office:value-type="string">
            <text:p text:style-name="P10">Activité</text:p>
          </table:table-cell>
          <table:table-cell table:style-name="Tableau8.A1" office:value-type="string">
            <text:p text:style-name="P10">Date de départ</text:p>
          </table:table-cell>
          <table:table-cell table:style-name="Tableau8.A1" office:value-type="string">
            <text:p text:style-name="P10">Date de fin prévue</text:p>
          </table:table-cell>
          <table:table-cell table:style-name="Tableau8.A1" office:value-type="string">
            <text:p text:style-name="P10">Date de fin réelle </text:p>
          </table:table-cell>
          <table:table-cell table:style-name="Tableau8.F1" office:value-type="string">
            <text:p text:style-name="P10">Bilan</text:p>
          </table:table-cell>
        </table:table-row>
        <table:table-row>
          <table:table-cell table:style-name="Tableau8.A2" office:value-type="string">
            <text:p text:style-name="Table_20_Contents">A. Said</text:p>
          </table:table-cell>
          <table:table-cell table:style-name="Tableau8.A2" office:value-type="string">
            <text:p text:style-name="Table_20_Contents">Rédaction du CR réunion 1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2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réation de la fiche d'itération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Introduc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  <text:p text:style-name="P11">S. Hassnaoui</text:p>
          </table:table-cell>
          <table:table-cell table:style-name="Tableau8.A2" office:value-type="string">
            <text:p text:style-name="Table_20_Contents">Spécific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 . Foucou</text:p>
          </table:table-cell>
          <table:table-cell table:style-name="Tableau8.A2" office:value-type="string">
            <text:p text:style-name="Table_20_Contents">Planification Prévisionnell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><text:span text:style-name="T2">Tâche</text:span> urgente</text:p>
          </table:table-cell>
        </table:table-row>
        <table:table-row>
          <table:table-cell table:style-name="Tableau8.A2" office:value-type="string">
            <text:p text:style-name="Table_20_Contents">E. Prunet</text:p>
            <text:p text:style-name="Table_20_Contents">A. Said</text:p>
            <text:p text:style-name="Table_20_Contents">V. Revidat</text:p>
          </table:table-cell>
          <table:table-cell table:style-name="Tableau8.A2" office:value-type="string">
            <text:p text:style-name="Table_20_Contents">Analyse fonctionnell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</table:table-cell>
          <table:table-cell table:style-name="Tableau8.A2" office:value-type="string">
            <text:p text:style-name="Table_20_Contents">Analyse techniqu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  <text:p text:style-name="Table_20_Contents">E. Prunet</text:p>
          </table:table-cell>
          <table:table-cell table:style-name="Tableau8.A2" office:value-type="string">
            <text:p text:style-name="Table_20_Contents">Concep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  <text:p text:style-name="P19">M. Maaref</text:p>
          </table:table-cell>
          <table:table-cell table:style-name="Tableau8.A2" office:value-type="string">
            <text:p text:style-name="Table_20_Contents">Implément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9">R. Foucou</text:p>
            <text:p text:style-name="P19">M. Maaref</text:p>
            <text:p text:style-name="P19">V. Revidat</text:p>
          </table:table-cell>
          <table:table-cell table:style-name="Tableau8.A2" office:value-type="string">
            <text:p text:style-name="Table_20_Contents">Création des Classes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  <text:p text:style-name="P19">E. Prunet</text:p>
            <text:p text:style-name="P11">S. Hassnaoui</text:p>
          </table:table-cell>
          <table:table-cell table:style-name="Tableau8.A2" office:value-type="string">
            <text:p text:style-name="Table_20_Contents">Implémentation du design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</table:table-cell>
          <table:table-cell table:style-name="Tableau8.A2" office:value-type="string">
            <text:p text:style-name="Table_20_Contents">Rédaction OdJ réunion 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Fiche d'itération 1 <text:s/>Version 1.0</text:p>
        <text:p text:style-name="Header"/>
      </style:header>
      <style:footer>
        <text:p text:style-name="MP1"><text:page-number text:select-page="current">2</text:page-number>/<text:page-count>3</text:page-count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ENIE LOGICIEL-PROJET1</dc:title>
    <dc:subject>Compte rendu</dc:subject>
    <meta:initial-creator>REBOUD Noël</meta:initial-creator>
    <meta:editing-cycles>49</meta:editing-cycles>
    <meta:print-date>2012-09-27T14:31:00</meta:print-date>
    <meta:creation-date>2012-09-30T23:37:00</meta:creation-date>
    <dc:date>2012-10-13T18:36:45</dc:date>
    <meta:editing-duration>PT7H22M6S</meta:editing-duration>
    <meta:generator>LibreOffice/3.3$Unix LibreOffice_project/330m19$Build-401</meta:generator>
    <dc:creator>Foucou Romain</dc:creator>
    <meta:document-statistic meta:table-count="8" meta:image-count="0" meta:object-count="0" meta:page-count="3" meta:paragraph-count="117" meta:word-count="252" meta:character-count="1636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